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color="#000000" style:font-name="Courier New"/>
    </style:style>
    <style:style style:name="P2" style:family="paragraph" style:parent-style-name="Standard">
      <style:text-properties fo:color="#000000" style:font-name="Courier New" fo:language="en" fo:country="GB"/>
    </style:style>
    <style:style style:name="P3" style:family="paragraph" style:parent-style-name="Standard">
      <style:text-properties fo:color="#000000" style:font-name="Courier New" fo:language="en" fo:country="GB" fo:font-weight="bold" style:font-weight-asian="bold" style:font-weight-complex="bold"/>
    </style:style>
    <style:style style:name="P4" style:family="paragraph" style:parent-style-name="Standard">
      <style:text-properties fo:color="#000000" style:font-name="Courier New" fo:font-weight="bold" style:font-weight-asian="bold" style:font-weight-complex="bold"/>
    </style:style>
    <style:style style:name="P5" style:family="paragraph" style:parent-style-name="Standard">
      <style:text-properties fo:color="#000000"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master-page-name="MP0">
      <style:paragraph-properties style:page-number="auto" fo:break-before="page"/>
      <style:text-properties fo:color="#000000" style:font-name="Courier New" fo:language="en" fo:country="GB" fo:font-weight="bold" style:font-weight-asian="bold" style:font-weight-complex="bold"/>
    </style:style>
    <style:style style:name="P7" style:family="paragraph" style:parent-style-name="Standard" style:list-style-name="L1"/>
    <style:style style:name="P8" style:family="paragraph" style:parent-style-name="Standard" style:list-style-name="L1">
      <style:text-properties fo:color="#000000" style:font-name="Courier New"/>
    </style:style>
    <style:style style:name="P9" style:family="paragraph" style:parent-style-name="Standard" style:list-style-name="L2">
      <style:text-properties fo:color="#000000" style:font-name="Courier New" fo:font-weight="bold" style:font-weight-asian="bold" style:font-weight-complex="bold"/>
    </style:style>
    <style:style style:name="P10" style:family="paragraph" style:parent-style-name="Standard" style:list-style-name="L3">
      <style:text-properties fo:color="#000000" style:font-name="Courier New"/>
    </style:style>
    <style:style style:name="P11" style:family="paragraph" style:parent-style-name="Standard" style:list-style-name="L4">
      <style:text-properties fo:color="#000000" style:font-name="Courier New"/>
    </style:style>
    <style:style style:name="P12" style:family="paragraph" style:parent-style-name="Standard" style:list-style-name="L5">
      <style:text-properties fo:color="#000000" style:font-name="Courier New"/>
    </style:style>
    <style:style style:name="P13" style:family="paragraph" style:parent-style-name="Standard" style:list-style-name="L6">
      <style:text-properties fo:color="#000000" style:font-name="Courier New"/>
    </style:style>
    <style:style style:name="P14" style:family="paragraph" style:parent-style-name="Standard" style:list-style-name="L3"/>
    <style:style style:name="T1" style:family="text">
      <style:text-properties fo:color="#000000" style:font-name="Courier New"/>
    </style:style>
    <style:style style:name="T2" style:family="text">
      <style:text-properties fo:color="#000000" style:font-name="Courier New" fo:language="en" fo:country="GB"/>
    </style:style>
    <style:style style:name="T3" style:family="text">
      <style:text-properties fo:color="#000000" style:font-name="Courier New" fo:font-weight="bold" style:font-weight-asian="bold" style:font-weight-complex="bold"/>
    </style:style>
    <style:style style:name="T4" style:family="text">
      <style:text-properties fo:color="#000000" style:font-name="Courier New" style:text-underline-style="solid" style:text-underline-width="auto" style:text-underline-color="font-color"/>
    </style:style>
    <style:style style:name="T5" style:family="text">
      <style:text-properties fo:color="#000000" style:font-name="Courier New"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Courier New" style:text-underline-style="none"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pen, Domainen</text:p>
      <text:p text:style-name="P3"/>
      <text:p text:style-name="Standard"><text:span text:style-name="Default_20_Paragraph_20_Font"><text:span text:style-name="T2">Hoteltyp: Business, Family, Budget, Wellness, Luxus, Romantik</text:span></text:span></text:p>
      <text:p text:style-name="P2"/>
      <text:p text:style-name="P1">Gästestatus: Check-in, Check-out</text:p>
      <text:p text:style-name="P1"/>
      <text:p text:style-name="Standard"><text:span text:style-name="Default_20_Paragraph_20_Font"><text:span text:style-name="T1">Öffnungszeiten: „MO-FR 07/17“, „24/7“ – kurze Schreibweise</text:span></text:span></text:p>
      <text:p text:style-name="P1"/>
      <text:p text:style-name="Standard"><text:span text:style-name="Default_20_Paragraph_20_Font"><text:span text:style-name="T1">Platzart: Sandplatz, Gummiplatz, Astroturf, Asphaltplatz</text:span></text:span></text:p>
      <text:p text:style-name="P1"/>
      <text:p text:style-name="P1">Menubesonderheit: Vegan, Vegetarisch, Glutenfrei, Laktosefrei, Halal, Kosher</text:p>
      <text:p text:style-name="P1"/>
      <text:p text:style-name="P1">Saison: Hauptsaison, Nebensaison</text:p>
      <text:p text:style-name="P1"/>
      <text:p text:style-name="P1">Zimmerkategorie: Einzel mit Meerblick, Einzel ohne Meerblick, Doppel mit Meerblick, Doppel ohne Meerblick, Luxussuite</text:p>
      <text:p text:style-name="P1"/>
      <text:p text:style-name="Standard"><text:span text:style-name="Default_20_Paragraph_20_Font"><text:span text:style-name="T1">Menukategorie: Vorspeise, Hauptspeise, Snacks, Desert, Softgetraenk, Cocktail, Longdrink, Likoer, Hochprozentiges, Heissgetraenk, Snacks , Salat, Beilage, Lowfat, Kinderkarte, Seniors</text:span></text:span></text:p>
      <text:p text:style-name="P1"/>
      <text:p text:style-name="Standard"><text:span text:style-name="Default_20_Paragraph_20_Font"><text:span text:style-name="T1">Verpflegungsstufe: Room, BRFST, HBL, HBD, FB, All Inclusive</text:span></text:span></text:p>
      <text:p text:style-name="P1"/>
      <text:p text:style-name="Standard"><text:span text:style-name="Default_20_Paragraph_20_Font"><text:span text:style-name="T1">Ausrüstungstyp: Schläger, Helm, Golfwagen, Knieschoner, Golfhandschuhe, Golftasche</text:span></text:span></text:p>
      <text:p text:style-name="P1"/>
      <text:p text:style-name="P1">Besonderheiten: vegan, vegetarisch, Lactose-Intoleranz, Ei-Allergie, kosher, hala</text:p>
      <text:p text:style-name="P1"/>
      <text:p text:style-name="P1">Küche: italienisch, chinesisch, vegetarisch, international, deutsch, rustikal, japanisch, urbanisch, organic</text:p>
      <text:p text:style-name="P1"/>
      <text:p text:style-name="P4">Relationen/ Constraints</text:p>
      <text:p text:style-name="P1"><text:tab/></text:p>
      <text:list xml:id="list2752306068111382167" text:style-name="L1">
        <text:list-item>
          <text:p text:style-name="P8">Kunden buchen Reservierungen für sich und eventuell andere Gäste. Zimmer werden bei der Reservierung zugewiesen.</text:p>
        </text:list-item>
      </text:list>
      <text:p text:style-name="P1"/>
      <text:list xml:id="list36180420"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1">Es gibt nur einen zentralen Fahradverleih pro Hotel, der Fahrräder vermietet. Schwimmbäder können vom Kunden genutzt werden, werden also nicht im vorraus gemietet. <text:line-break/></text:p>
      <text:list xml:id="list36175535" text:continue-numbering="true" text:style-name="L1">
        <text:list-item>
          <text:p text:style-name="P8">Sportplätze besitzen Ausrüstungen. Ein Ausrüstungsgegenstand muss zu einem Sportplatz gehören Kunden leihen Ausrüstung aus.</text:p>
        </text:list-item>
      </text:list>
      <text:p text:style-name="P1"><text:soft-page-break/></text:p>
      <text:list xml:id="list36194934"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Splitten der Rechnung.</text:p>
        </text:list-item>
      </text:list>
      <text:p text:style-name="P1"/>
      <text:p text:style-name="P4">Funktionen/Trigger<text:line-break/></text:p>
      <text:list xml:id="list1468622951028562417" text:style-name="L2">
        <text:list-item>
          <text:p text:style-name="P9">Freie Zimmer</text:p>
        </text:list-item>
      </text:list>
      <text:p text:style-name="P1">Paramter(Datum)</text:p>
      <text:p text:style-name="P1">Falls kein Datum spezifiziert, soll now() angenommen werden und Anzahl aktuell freier Zimmer jedes Hotels pro Kategorie zurück gegeben werden. <text:line-break/>Falls Datum angegeben, sollen Anzahl Freier Zimmer zurückgegeben werden, zu diesem Datum.</text:p>
      <text:p text:style-name="P1"/>
      <text:list xml:id="list2601241921416803961" text:style-name="L3">
        <text:list-item>
          <text:p text:style-name="P14"><text:span text:style-name="Default_20_Paragraph_20_Font"><text:span text:style-name="T3">Zimmeranfrage</text:span></text:span></text:p>
        </text:list-item>
      </text:list>
      <text:p text:style-name="P1">Parameter:(Anreise,Abreise,Typ,Kategorie,Verpflegungsstufe,Wünsche)</text:p>
      <text:p text:style-name="P1"><text:line-break/>Bei der Anfrage eines Zimmers:</text:p>
      <text:p text:style-name="P1">im angegebenen Zeitraum (Anreise, Abreise) wird im Tabelle Zimmer geschaut, ob noch mindestens ein Zimmer frei ist, mit den Anforderungen. Falls ja, wird ein Preis für das Zimmer errechnet. Rückgabewert Preis, sonst "Kein Zimmer Frei" Exception.</text:p>
      <text:p text:style-name="P1">Dazu wird in der Tabelle Reservierung ein temporärer Eintrag gemacht, mit dem Daten des angebotenen Zimmers.<text:line-break/></text:p>
      <text:list xml:id="list36189560" text:continue-numbering="true" text:style-name="L3">
        <text:list-item>
          <text:p text:style-name="P14"><text:span text:style-name="Default_20_Paragraph_20_Font"><text:span text:style-name="T3">Buchen</text:span></text:span><text:span text:style-name="Default_20_Paragraph_20_Font"><text:span text:style-name="T1">:<text:line-break/>Parameter(KundenId, Adresse, Vorname, Nachname, Besonderheiten, Kreditkartennummer, Telefonnummer)</text:span></text:span></text:p>
        </text:list-item>
      </text:list>
      <text:p text:style-name="P1"><text:tab/></text:p>
      <text:p text:style-name="P1">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1"/>
      <text:list xml:id="list36190117" text:continue-numbering="true" text:style-name="L3">
        <text:list-item>
          <text:p text:style-name="P14"><text:span text:style-name="Default_20_Paragraph_20_Font"><text:span text:style-name="T3">Stornieren</text:span></text:span><text:span text:style-name="Default_20_Paragraph_20_Font"><text:span text:style-name="T1">: <text:line-break/>Parameter(Reservierungsnummer)<text:line-break/>Die entsprechende Reservierung wird in Tabelle Reservierungen auf storniert gesetzt. <text:line-break/></text:span></text:span></text:p>
        </text:list-item>
        <text:list-item>
          <text:p text:style-name="P10">Beim Zuweiwesen des Zimmers (Einchecken des Gastes) wird in Tablle erhalten, die nächste ungesperrte Karte dem Gast zugewiesen mit der Zimmernummer und Reservierungsnummer<text:line-break/><text:soft-page-break/></text:p>
        </text:list-item>
        <text:list-item>
          <text:p text:style-name="P10">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10">Ein Kunde darf offensichtlich keine gesperrte Zimmerkarte erhalten. Wird die Karte wieder gefunden wird sie entsperrt.</text:p>
        </text:list-item>
      </text:list>
      <text:p text:style-name="P1"/>
      <text:list xml:id="list36183297" text:continue-numbering="true" text:style-name="L3">
        <text:list-item>
          <text:p text:style-name="P10">Nach Abreise des Kunden, gibt dieser die Zimmerkarte ab, und diese wird in der Tabelle erhalten gelöscht.</text:p>
        </text:list-item>
      </text:list>
      <text:p text:style-name="P4"/>
      <text:list xml:id="list14859829635525883" text:style-name="L4">
        <text:list-item>
          <text:p text:style-name="P11">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
      <text:list xml:id="list418759025158557382" text:style-name="L5">
        <text:list-item>
          <text:p text:style-name="P12">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
      <text:list xml:id="list36194546" text:continue-numbering="true" text:style-name="L5">
        <text:list-item>
          <text:p text:style-name="P12">Ein Sportplatz kann nicht doppelt gemietet werden.<text:line-break/></text:p>
        </text:list-item>
        <text:list-item>
          <text:p text:style-name="P12">EndRechnung:<text:line-break/>Die Funktion bekommt als Parameter Kundennummer, Reservierungsnummer, oder Zimmernummer. Es werden alle Posten(Ausgaben) des Kunden aufgelistet mit Preis, als Tabelle zurückgegeben. <text:line-break/></text:p>
        </text:list-item>
      </text:list>
      <text:p text:style-name="P4"/>
      <text:p text:style-name="P4"/>
      <text:p text:style-name="P4">Views</text:p>
      <text:list xml:id="list3983118629900430877" text:style-name="L6">
        <text:list-item>
          <text:p text:style-name="P13">Hotelmanager</text:p>
          <text:list>
            <text:list-item>
              <text:p text:style-name="P13">wieviele Gäste nemhmen am Abendessen teil, also Gäste mit HPA</text:p>
            </text:list-item>
            <text:list-item>
              <text:p text:style-name="P13">Die beliebteste Zimmerkategorie</text:p>
            </text:list-item>
            <text:list-item>
              <text:p text:style-name="P13">Die Anzahl der Vermietungen pro Sportplatz</text:p>
            </text:list-item>
          </text:list>
        </text:list-item>
        <text:list-item>
          <text:p text:style-name="P13">Umsatzberechnung</text:p>
          <text:list>
            <text:list-item>
              <text:p text:style-name="P13">Die Umsätze des bisherigen Tages werden ausgegeben pro Hotel, nach Abteilung.</text:p>
            </text:list-item>
          </text:list>
        </text:list-item>
        <text:list-item>
          <text:p text:style-name="P13">Übernachtungen</text:p>
          <text:list>
            <text:list-item>
              <text:p text:style-name="P13">Die Anzahl der Nächte, die ein Kunde insgesamt im Hotel verbracht hat, nach KundenId. Nach 100 Übernachtungen im Jahr wird der Kunde als VIP eingestuft. <text:s/></text:p>
            </text:list-item>
          </text:list>
        </text:list-item>
        <text:list-item>
          <text:p text:style-name="P13">Reinigungsaufsicht</text:p>
          <text:list>
            <text:list-item>
              <text:p text:style-name="P13">möchte eine Liste von zu reinigenden Zimmern des Tages,<text:line-break/>sortiert nach Zimmernummer. Zudem, Name, Anreise und Abreise des Gastes. Ein Großputz soll immer nach Abreise erfolgen oder falls <text:soft-page-break/>letzter Großputz mehr als eine Woche her ist. <text:line-break/></text:p>
            </text:list-item>
          </text:list>
        </text:list-item>
      </text:list>
      <text:p text:style-name="P1"/>
      <text:p text:style-name="P4">Special Features</text:p>
      <text:p text:style-name="P1"/>
      <text:list xml:id="list39371546" text:style-name="L1">
        <text:list-item>
          <text:p text:style-name="P7"><text:span text:style-name="Default_20_Paragraph_20_Font"><text:span text:style-name="T5">Config</text:span></text:span><text:span text:style-name="Default_20_Paragraph_20_Font"><text:span text:style-name="T1">:<text:line-break/>Die Basispreise aller Leistungen und Kategorien werden in einer Preistabelle zentral geführt, sodass sie zentral geändert werden können. (Datenkonsistenz)</text:span></text:span></text:p>
        </text:list-item>
      </text:list>
      <text:p text:style-name="P1"/>
      <text:p text:style-name="P1"/>
      <text:p text:style-name="P1"/>
      <text:p text:style-name="P1"/>
      <text:p text:style-name="P4">Relationales Modell</text:p>
      <text:p text:style-name="P5"/>
      <text:p text:style-name="Standard"><text:span text:style-name="Default_20_Paragraph_20_Font"><text:span text:style-name="T1">[Hotel]: {[</text:span></text:span><text:span text:style-name="Default_20_Paragraph_20_Font"><text:span text:style-name="T5">HotelID:int</text:span></text:span><text:span text:style-name="Default_20_Paragraph_20_Font"><text:span text:style-name="T1">, Hotelname: String, Adresse:String, Telefonnummer:int, Hoteltyp:Hoteltyp, hatPreistabelle: int-&gt; Preistabelle]}</text:span></text:span></text:p>
      <text:p text:style-name="Standard"><text:span text:style-name="Default_20_Paragraph_20_Font"><text:span text:style-name="T1"/></text:span></text:p>
      <text:p text:style-name="Standard"><text:span text:style-name="Default_20_Paragraph_20_Font"><text:span text:style-name="T1">[Preistabelle]: {[</text:span></text:span><text:span text:style-name="Default_20_Paragraph_20_Font"><text:span text:style-name="T4">HotelPreisTabelle: int</text:span></text:span><text:span text:style-name="Default_20_Paragraph_20_Font"><text:span text:style-name="T1">, </text:span></text:span><text:span text:style-name="Default_20_Paragraph_20_Font"><text:span text:style-name="T4">Posten: String</text:span></text:span><text:span text:style-name="Default_20_Paragraph_20_Font"><text:span text:style-name="T1">, Preis: money]}</text:span></text:span></text:p>
      <text:p text:style-name="P4"/>
      <text:p text:style-name="Standard"><text:span text:style-name="Default_20_Paragraph_20_Font"><text:span text:style-name="T1">[Abteilung]: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Öffnungszeiten:Öffnungszeiten, Location:String, Name:String]}</text:span></text:span></text:p>
      <text:p text:style-name="P4"/>
      <text:p text:style-name="Standard"><text:span text:style-name="Default_20_Paragraph_20_Font"><text:span text:style-name="T1">[Sporteinrichtunge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reis: money]</text:span></text:span></text:p>
      <text:p text:style-name="P4"/>
      <text:p text:style-name="Standard"><text:span text:style-name="Default_20_Paragraph_20_Font"><text:span text:style-name="T1">[Fahrraede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Gaenge: int, Modell: String]}</text:span></text:span></text:p>
      <text:p text:style-name="P4"/>
      <text:p text:style-name="Standard"><text:span text:style-name="Default_20_Paragraph_20_Font"><text:span text:style-name="T1">[Tennisplaetze]: {[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latzart: Platzart]}</text:span></text:span></text:p>
      <text:p text:style-name="P4"/>
      <text:p text:style-name="Standard"><text:span text:style-name="Default_20_Paragraph_20_Font"><text:span text:style-name="T1">[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ni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eten]: {[ </text:span></text:span><text:span text:style-name="Default_20_Paragraph_20_Font"><text:span text:style-name="T5">gehoertZuHotel:int-&gt;Hotel</text:span></text:span><text:span text:style-name="Default_20_Paragraph_20_Font"><text:span text:style-name="T1">, </text:span></text:span><text:span text:style-name="Default_20_Paragraph_20_Font"><text:span text:style-name="T5">AID:int-&gt;Sporteinrichtung</text:span></text:span><text:span text:style-name="Default_20_Paragraph_20_Font"><text:span text:style-name="T1"> KID: int -&gt; Kunden, Zeitpunkt: timestamp, <text:line-break/></text:span></text:span><text:span text:style-name="Default_20_Paragraph_20_Font"><text:span text:style-name="T5">von: timestamp</text:span></text:span><text:span text:style-name="Default_20_Paragraph_20_Font"><text:span text:style-name="T1">, bis:timestamp]}</text:span></text:span></text:p>
      <text:p text:style-name="P4"/>
      <text:p text:style-name="Standard"><text:span text:style-name="Default_20_Paragraph_20_Font"><text:span text:style-name="T1">[Schwimmbad]:<text:tab/>{[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LaengeBecken: int, Sauna: boolean]}</text:span></text:span></text:p>
      <text:p text:style-name="P4"/>
      <text:p text:style-name="Standard"><text:span text:style-name="Default_20_Paragraph_20_Font"><text:span text:style-name="T1">[Ausruestung]: {[ </text:span></text:span><text:span text:style-name="Default_20_Paragraph_20_Font"><text:span text:style-name="T5">gehoertZuHotel: int</text:span></text:span><text:span text:style-name="Default_20_Paragraph_20_Font"><text:span text:style-name="T1"> -&gt; Hotel,</text:span></text:span><text:span text:style-name="Default_20_Paragraph_20_Font"><text:span text:style-name="T5">gehoertZuSporteinrichtung: int</text:span></text:span><text:span text:style-name="Default_20_Paragraph_20_Font"><text:span text:style-name="T1"> -&gt; Sporteinrichtung, </text:span></text:span><text:span text:style-name="Default_20_Paragraph_20_Font"><text:span text:style-name="T5">Ausruestungsnummer: </text:span></text:span><text:span text:style-name="Default_20_Paragraph_20_Font"><text:span text:style-name="T6">int, </text:span></text:span><text:span text:style-name="Default_20_Paragraph_20_Font"><text:span text:style-name="T5">Ausruestungstyp: Ausruestungstyp</text:span></text:span><text:span text:style-name="Default_20_Paragraph_20_Font"><text:span text:style-name="T1"> ]}</text:span></text:span></text:p>
      <text:p text:style-name="P4"/>
      <text:p text:style-name="Standard"><text:span text:style-name="Default_20_Paragraph_20_Font"><text:span text:style-name="T1">[leihen]: {[</text:span></text:span><text:span text:style-name="Default_20_Paragraph_20_Font"><text:span text:style-name="T5">gehoertZuHotel: int</text:span></text:span><text:span text:style-name="Default_20_Paragraph_20_Font"><text:span text:style-name="T1"> -&gt; Hotel, </text:span></text:span><text:span text:style-name="Default_20_Paragraph_20_Font"><text:span text:style-name="T4">AID</text:span></text:span><text:span text:style-name="Default_20_Paragraph_20_Font"><text:span text:style-name="T5">: int</text:span></text:span><text:span text:style-name="Default_20_Paragraph_20_Font"><text:span text:style-name="T1"> -&gt; Sporteinrichtung, <text:s text:c="2"/></text:span></text:span><text:span text:style-name="Default_20_Paragraph_20_Font"><text:span text:style-name="T5">Ausruestungsnummer: int</text:span></text:span><text:span text:style-name="Default_20_Paragraph_20_Font"><text:span text:style-name="T1">-&gt;Ausruestung, </text:span></text:span><text:soft-page-break/><text:span text:style-name="Default_20_Paragraph_20_Font"><text:span text:style-name="T5">Ausruestungstyp:Ausruestungstyp</text:span></text:span><text:span text:style-name="Default_20_Paragraph_20_Font"><text:span text:style-name="T1">-&gt;Ausruestung, KID: int-&gt; Kunden, </text:span></text:span><text:span text:style-name="Default_20_Paragraph_20_Font"><text:span text:style-name="T5">von:timestamp</text:span></text:span><text:span text:style-name="Default_20_Paragraph_20_Font"><text:span text:style-name="T1">, bis: timestamp]} <text:s/></text:span></text:span></text:p>
      <text:p text:style-name="P4"/>
      <text:p text:style-name="Standard"><text:span text:style-name="Default_20_Paragraph_20_Font"><text:span text:style-name="T1">[benutzen]: {[gehoertZuHotel:int-&gt;Hotel, AID:int-&gt; Schwimmbad,</text:span></text:span><text:span text:style-name="Default_20_Paragraph_20_Font"><text:span text:style-name="T5">KID: </text:span></text:span><text:span text:style-name="Default_20_Paragraph_20_Font"><text:span text:style-name="T5">int</text:span></text:span><text:span text:style-name="Default_20_Paragraph_20_Font"><text:span text:style-name="T1">-&gt; Kunden, <text:s/></text:span></text:span><text:span text:style-name="Default_20_Paragraph_20_Font"><text:span text:style-name="T5">von: timestamp</text:span></text:span><text:span text:style-name="Default_20_Paragraph_20_Font"><text:span text:style-name="T1">, bis: timestamp]}</text:span></text:span></text:p>
      <text:p text:style-name="P4"/>
      <text:p text:style-name="Standard"><text:span text:style-name="Default_20_Paragraph_20_Font"><text:span text:style-name="T1">[Restauration]: {[</text:span></text:span><text:span text:style-name="Default_20_Paragraph_20_Font"><text:span text:style-name="T5">gehoertZuHotel: int</text:span></text:span><text:span text:style-name="Default_20_Paragraph_20_Font"><text:span text:style-name="T1">-&gt;Hotel , </text:span></text:span><text:span text:style-name="Default_20_Paragraph_20_Font"><text:span text:style-name="T5">AID:int</text:span></text:span><text:span text:style-name="Default_20_Paragraph_20_Font"><text:span text:style-name="T1">, Öffnungszeiten: Öffnungszeit]</text:span></text:span></text:p>
      <text:p text:style-name="P4"/>
      <text:p text:style-name="Standard"><text:span text:style-name="Default_20_Paragraph_20_Font"><text:span text:style-name="T1">[Hotelba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text:span></text:span></text:p>
      <text:p text:style-name="P4"/>
      <text:p text:style-name="Standard"><text:span text:style-name="Default_20_Paragraph_20_Font"><text:span text:style-name="T1">[Restaurant]: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Küche: Küche, Sterne:int]}</text:span></text:span></text:p>
      <text:p text:style-name="P4"/>
      <text:p text:style-name="Standard"><text:span text:style-name="Default_20_Paragraph_20_Font"><text:span text:style-name="T1">[wirdServiertI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 int</text:span></text:span><text:span text:style-name="Default_20_Paragraph_20_Font"><text:span text:style-name="T1"> -&gt; Restauration, </text:span></text:span><text:span text:style-name="Default_20_Paragraph_20_Font"><text:span text:style-name="T5">SpeiseID: int</text:span></text:span><text:span text:style-name="Default_20_Paragraph_20_Font"><text:span text:style-name="T1"> -&gt; SpeisenUndGetraenke,]</text:span></text:span></text:p>
      <text:p text:style-name="P4"/>
      <text:p text:style-name="Standard"><text:span text:style-name="Default_20_Paragraph_20_Font"><text:span text:style-name="T1">[SpeisenUndGetraenke] :{[ </text:span></text:span><text:span text:style-name="Default_20_Paragraph_20_Font"><text:span text:style-name="T5">SpeiseID: int</text:span></text:span><text:span text:style-name="Default_20_Paragraph_20_Font"><text:span text:style-name="T1">, Name:String, Preis: money, Menukategorie: Menukategorie]}</text:span></text:span></text:p>
      <text:p text:style-name="P4"/>
      <text:p text:style-name="Standard"><text:span text:style-name="Default_20_Paragraph_20_Font"><text:span text:style-name="T1">[Essen] :{[ </text:span></text:span><text:span text:style-name="Default_20_Paragraph_20_Font"><text:span text:style-name="T5">SpeiseID: int</text:span></text:span><text:span text:style-name="Default_20_Paragraph_20_Font"><text:span text:style-name="T1">,Besonderheit: Besonderheit]}</text:span></text:span></text:p>
      <text:p text:style-name="P4"/>
      <text:p text:style-name="Standard"><text:span text:style-name="Default_20_Paragraph_20_Font"><text:span text:style-name="T1">[Trinken] :{[ </text:span></text:span><text:span text:style-name="Default_20_Paragraph_20_Font"><text:span text:style-name="T5">SpeiseID: int</text:span></text:span><text:span text:style-name="Default_20_Paragraph_20_Font"><text:span text:style-name="T1">, Alkoholgehalt: numeric]}</text:span></text:span></text:p>
      <text:p text:style-name="P4"/>
      <text:p text:style-name="Standard"><text:span text:style-name="Default_20_Paragraph_20_Font"><text:span text:style-name="T1">[konsumieren]: {[</text:span></text:span><text:span text:style-name="Default_20_Paragraph_20_Font"><text:span text:style-name="T5">KID: int</text:span></text:span><text:span text:style-name="Default_20_Paragraph_20_Font"><text:span text:style-name="T1"> -&gt; Kunde, SpeiseId: int -&gt; SpeisenUndGetraenke, </text:span></text:span><text:span text:style-name="Default_20_Paragraph_20_Font"><text:span text:style-name="T5">Zeitpunkt: timestamp</text:span></text:span><text:span text:style-name="Default_20_Paragraph_20_Font"><text:span text:style-name="T1"> ]</text:span></text:span></text:p>
      <text:p text:style-name="P4"/>
      <text:p text:style-name="Standard"><text:span text:style-name="Default_20_Paragraph_20_Font"><text:span text:style-name="T1">[Kunden]: {[</text:span></text:span><text:span text:style-name="Default_20_Paragraph_20_Font"><text:span text:style-name="T5">KID: int</text:span></text:span><text:span text:style-name="Default_20_Paragraph_20_Font"><text:span text:style-name="T1">, Erstellungszeitpunkt: timestamp, Telefonnummer: int, Kreditkarte: int, Besonderheiten: Besonderheit, Nachname: String, Vorname: String, VIP: boolean, Adresse:String ]}</text:span></text:span></text:p>
      <text:p text:style-name="P4"><text:span text:style-name="Default_20_Paragraph_20_Font"><text:span text:style-name="T1"/></text:span></text:p>
      <text:p text:style-name="Standard"><text:span text:style-name="Default_20_Paragraph_20_Font"><text:span text:style-name="T1">[Reservierungen]: {[gehoertZuHotel: int -&gt; Hotel,Zimmernummer Zimmer: int-&gt; Zimmer, Zimmerpreis: money, Stornierungsnummer: int,Verflegungsstufe:Verflegungsstufe, Zimmerkategorie: Zimmerkategorie, Anreise: date, Abreise: date, </text:span></text:span><text:span text:style-name="Default_20_Paragraph_20_Font"><text:span text:style-name="T5">Reservierungsnummer: int</text:span></text:span><text:span text:style-name="Default_20_Paragraph_20_Font"><text:span text:style-name="T1">, KID: int -&gt; Kunde, Gaestestatus: Gaestestatus, Wünsche: String, Personenanzahl: int, Reservierungszeitpunkt: timestamp]}</text:span></text:span></text:p>
      <text:p text:style-name="P4"/>
      <text:p text:style-name="P4"/>
      <text:p text:style-name="Standard"><text:span text:style-name="Default_20_Paragraph_20_Font"><text:span text:style-name="T1">[bezahlen]: {[</text:span></text:span><text:span text:style-name="Default_20_Paragraph_20_Font"><text:span text:style-name="T5">Reservierungsnummer: int</text:span></text:span><text:span text:style-name="Default_20_Paragraph_20_Font"><text:span text:style-name="T1"> -&gt; Reservierungen, KID: int -&gt; Kunde, Zeitpunkt: timestamp]}</text:span></text:span></text:p>
      <text:p text:style-name="P4"/>
      <text:p text:style-name="P4"/>
      <text:p text:style-name="Standard"><text:span text:style-name="Default_20_Paragraph_20_Font"><text:span text:style-name="T1">[Ablehnungen]: {[ </text:span></text:span><text:span text:style-name="Default_20_Paragraph_20_Font"><text:span text:style-name="T5">Reservierungsnummer: int</text:span></text:span><text:span text:style-name="Default_20_Paragraph_20_Font"><text:span text:style-name="T1">,Ablehnungszeitpunkt: timestamp, Grund: String]}</text:span></text:span></text:p>
      <text:p text:style-name="P4"/>
      <text:p text:style-name="P4"/>
      <text:p text:style-name="Standard"><text:span text:style-name="Default_20_Paragraph_20_Font"><text:span text:style-name="T1">[Zimmer] : {[</text:span></text:span><text:span text:style-name="Default_20_Paragraph_20_Font"><text:span text:style-name="T5">gehörtZuHotel:int</text:span></text:span><text:span text:style-name="Default_20_Paragraph_20_Font"><text:span text:style-name="T1">-&gt;Hotel, </text:span></text:span><text:span text:style-name="Default_20_Paragraph_20_Font"><text:span text:style-name="T5">Zimmernummer: int</text:span></text:span><text:span text:style-name="Default_20_Paragraph_20_Font"><text:span text:style-name="T1">, Zimmerkategorie: Zimmerkategorie, Dreckig: boolean, Out of Order: boolean, maxPersonen: int]}</text:span></text:span></text:p>
      <text:p text:style-name="P4"/>
      <text:p text:style-name="P4"><text:soft-page-break/></text:p>
      <text:p text:style-name="Standard"><text:span text:style-name="Default_20_Paragraph_20_Font"><text:span text:style-name="T1">[oeffnet]: {[ GehoertZuHotel: int -&gt; Hotel,Zimmernummer: int-&gt; Zimmer, </text:span></text:span><text:span text:style-name="Default_20_Paragraph_20_Font"><text:span text:style-name="T5">KartenId: int</text:span></text:span><text:span text:style-name="Default_20_Paragraph_20_Font"><text:span text:style-name="T1"> -&gt; Zimmerkarten, </text:span></text:span><text:span text:style-name="Default_20_Paragraph_20_Font"><text:span text:style-name="T5">Zeitpunkt: timestamp</text:span></text:span><text:span text:style-name="Default_20_Paragraph_20_Font"><text:span text:style-name="T1">]}</text:span></text:span></text:p>
      <text:p text:style-name="P4"/>
      <text:p text:style-name="Standard"><text:span text:style-name="Default_20_Paragraph_20_Font"><text:span text:style-name="T1">[Zimmerkarten]: {[</text:span></text:span><text:span text:style-name="Default_20_Paragraph_20_Font"><text:span text:style-name="T5">KartenId: int</text:span></text:span><text:span text:style-name="Default_20_Paragraph_20_Font"><text:span text:style-name="T1">, gesperrt: boolean]}</text:span></text:span></text:p>
      <text:p text:style-name="P4"/>
      <text:p text:style-name="Standard"><text:span text:style-name="Default_20_Paragraph_20_Font"><text:span text:style-name="T1">[erhalten]: {</text:span></text:span><text:span text:style-name="Default_20_Paragraph_20_Font"><text:span text:style-name="T5">KartenId: int</text:span></text:span><text:span text:style-name="Default_20_Paragraph_20_Font"><text:span text:style-name="T1"> -&gt; Zimmerkarten, KundenId: int-&gt; Kunden, Reservierungsnummer: int -&gt; Reservierungen]}</text:span></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9T16:02:26.79</dc:date>
    <meta:editing-cycles>82</meta:editing-cycles>
    <meta:editing-duration>PT1H44M35S</meta:editing-duration>
    <meta:document-statistic meta:table-count="0" meta:image-count="0" meta:object-count="0" meta:page-count="6" meta:paragraph-count="89" meta:word-count="1018" meta:character-count="8739"/>
    <meta:user-defined meta:name="Info 1"/>
    <meta:user-defined meta:name="Info 2"/>
    <meta:user-defined meta:name="Info 3"/>
    <meta:user-defined meta:name="Info 4"/>
    <meta:template xlink:type="simple" xlink:actuate="onRequest" xlink:title="" xlink:href="Normal"/>
  </office:meta>
</office:document-meta>
</file>